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4" style:family="paragraph" style:parent-style-name="Text_20_body">
      <style:text-properties style:font-name="Ubuntu" fo:font-size="10pt"/>
    </style:style>
    <style:style style:name="P5" style:family="paragraph" style:parent-style-name="Text_20_body">
      <style:text-properties style:font-name="Ubuntu" fo:font-size="10pt" fo:font-weight="bold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a744f"/>
    </style:style>
    <style:style style:name="T1" style:family="text">
      <style:text-properties officeooo:rsid="001a744f"/>
    </style:style>
    <style:style style:name="T2" style:family="text">
      <style:text-properties fo:font-weight="bold"/>
    </style:style>
    <style:style style:name="T3" style:family="text">
      <style:text-properties fo:font-weight="bold" fo:background-color="#ffa6a6" loext:char-shading-value="0"/>
    </style:style>
    <style:style style:name="T4" style:family="text">
      <style:text-properties fo:language="en" fo:country="GB" fo:font-weight="bold" fo:background-color="transparent" loext:char-shading-value="0"/>
    </style:style>
    <style:style style:name="T5" style:family="text">
      <style:text-properties fo:font-size="10pt"/>
    </style:style>
    <style:style style:name="T6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7" style:family="text">
      <style:text-properties fo:font-size="10pt" officeooo:rsid="001a744f" style:font-size-asian="8.75pt" style:font-size-complex="10pt"/>
    </style:style>
    <style:style style:name="T8" style:family="text">
      <style:text-properties fo:font-size="10pt" officeooo:rsid="001a744f"/>
    </style:style>
    <style:style style:name="T9" style:family="text">
      <style:text-properties fo:font-size="10pt" officeooo:rsid="001f8c20"/>
    </style:style>
    <style:style style:name="T10" style:family="text">
      <style:text-properties style:font-name="Segoe UI" fo:font-size="10pt"/>
    </style:style>
    <style:style style:name="T11" style:family="text">
      <style:text-properties fo:font-style="italic" fo:font-weight="normal"/>
    </style:style>
    <style:style style:name="T12" style:family="text">
      <style:text-properties fo:font-style="italic" fo:font-weight="normal" officeooo:rsid="001a744f"/>
    </style:style>
    <style:style style:name="T13" style:family="text">
      <style:text-properties style:font-name="Ubuntu" fo:font-size="10pt"/>
    </style:style>
    <style:style style:name="T14" style:family="text">
      <style:text-properties fo:font-style="normal" fo:font-weight="normal" officeooo:rsid="001a744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"><text:span text:style-name="T6">Researching AWS for back-end possibilities</text:span><text:span text:style-name="T7"> </text:span></text:p>
            <text:p text:style-name="P4">AWS not possible - the usage of DB instances would incur a fee. </text:p>
            <text:p text:style-name="P6"><text:span text:style-name="T5">Most likely with other providers like Azure etc as well. Also, hosting costs. </text:span></text:p>
            <text:p text:style-name="P4"><text:span text:style-name="T2">Which database?</text:span> </text:p>
            <text:p text:style-name="P4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13">https://www.postgresql.org/</text:span></text:a></text:p>
            <text:p text:style-name="P4"><text:span text:style-name="T2">Back-end tech?</text:span> </text:p>
            <text:p text:style-name="P4">Contenders are: Node.js, PHP, Python and Java (least likely due to difficulty scale and time constraint)</text:p>
            <text:p text:style-name="P6"><text:span text:style-name="T5">Chosen: </text:span><text:span text:style-name="T9">Node.js (more opportunities there) </text:span></text:p>
            <text:p text:style-name="P5">Front-end tech? </text:p>
            <text:p text:style-name="P6"><text:span text:style-name="T5">HTML, CSS (check anchors maybe?), React, Bootstrap / ChakraUI, Figma for designs (maybe)</text:span></text:p>
            <text:p text:style-name="P5">Testing?</text:p>
            <text:p text:style-name="P6"><text:span text:style-name="T5">Jest (most likely) + SDLC (Software Dev Lifecycle) </text:span><text:span text:style-name="T8">(Agile)</text:span></text:p>
            <text:p text:style-name="P4"><text:span text:style-name="T3">Challenges:</text:span> </text:p>
            <text:p text:style-name="P4">- SSH Key for Ubuntu (Do not use sudo xd) </text:p>
            <text:p text:style-name="P4">- Learn basic Machine Learning / AI to develop “<text:span text:style-name="T11">the pixie” </text:span><text:span text:style-name="T14">later on</text:span>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07T23:41:53.582416160</dc:date>
    <meta:editing-duration>PT48M1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129" meta:character-count="905" meta:non-whitespace-character-count="786"/>
  </office:meta>
</office:document-meta>
</file>